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3402f" officeooo:paragraph-rsid="0003402f"/>
    </style:style>
    <style:style style:name="P2" style:family="paragraph" style:parent-style-name="Text_20_body">
      <style:text-properties officeooo:rsid="0003a6b9" officeooo:paragraph-rsid="0003a6b9"/>
    </style:style>
    <style:style style:name="P3" style:family="paragraph" style:parent-style-name="Text_20_body">
      <style:text-properties officeooo:rsid="0004bfef" officeooo:paragraph-rsid="0004bfef"/>
    </style:style>
    <style:style style:name="P4" style:family="paragraph" style:parent-style-name="Text_20_body">
      <style:text-properties officeooo:rsid="0005ef77" officeooo:paragraph-rsid="0005ef77"/>
    </style:style>
    <style:style style:name="P5" style:family="paragraph" style:parent-style-name="Text_20_body">
      <style:text-properties officeooo:rsid="000656aa" officeooo:paragraph-rsid="000656aa"/>
    </style:style>
    <style:style style:name="P6" style:family="paragraph" style:parent-style-name="Text_20_body">
      <style:text-properties officeooo:rsid="0007d7d8" officeooo:paragraph-rsid="0007d7d8"/>
    </style:style>
    <style:style style:name="P7" style:family="paragraph" style:parent-style-name="Text_20_body">
      <style:text-properties officeooo:rsid="0007d7d8" officeooo:paragraph-rsid="000a03b7"/>
    </style:style>
    <style:style style:name="P8" style:family="paragraph" style:parent-style-name="Text_20_body">
      <style:text-properties officeooo:rsid="000a03b7" officeooo:paragraph-rsid="000a03b7"/>
    </style:style>
    <style:style style:name="P9" style:family="paragraph" style:parent-style-name="Text_20_body">
      <style:text-properties officeooo:rsid="000a92f2" officeooo:paragraph-rsid="000a92f2"/>
    </style:style>
    <style:style style:name="P10" style:family="paragraph" style:parent-style-name="Text_20_body">
      <style:text-properties officeooo:rsid="000afdda" officeooo:paragraph-rsid="000afdda"/>
    </style:style>
    <style:style style:name="P11" style:family="paragraph" style:parent-style-name="Text_20_body">
      <style:text-properties officeooo:rsid="000bc3f0" officeooo:paragraph-rsid="000bc3f0"/>
    </style:style>
    <style:style style:name="P12" style:family="paragraph" style:parent-style-name="Title">
      <style:text-properties officeooo:rsid="0003402f" officeooo:paragraph-rsid="0003402f"/>
    </style:style>
    <style:style style:name="P13" style:family="paragraph" style:parent-style-name="Text_20_body">
      <style:text-properties fo:font-style="normal" fo:font-weight="bold" officeooo:rsid="0004bfef" officeooo:paragraph-rsid="0004bfef" style:font-style-asian="normal" style:font-weight-asian="bold" style:font-style-complex="normal" style:font-weight-complex="bold"/>
    </style:style>
    <style:style style:name="P14" style:family="paragraph" style:parent-style-name="Text_20_body">
      <style:text-properties fo:font-style="normal" fo:font-weight="bold" officeooo:rsid="0005ef77" officeooo:paragraph-rsid="0005ef77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fo:font-style="normal" fo:font-weight="bold" officeooo:rsid="000656aa" officeooo:paragraph-rsid="000656aa" style:font-style-asian="normal" style:font-weight-asian="bold" style:font-style-complex="normal" style:font-weight-complex="bold"/>
    </style:style>
    <style:style style:name="P16" style:family="paragraph" style:parent-style-name="Text_20_body">
      <style:text-properties fo:font-style="normal" fo:font-weight="bold" officeooo:rsid="000afdda" officeooo:paragraph-rsid="000afdda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fo:font-style="normal" fo:font-weight="normal" officeooo:rsid="0005ef77" officeooo:paragraph-rsid="0005ef77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fo:font-style="normal" fo:font-weight="normal" officeooo:rsid="000a03b7" officeooo:paragraph-rsid="000a03b7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font-style="normal" fo:font-weight="normal" officeooo:rsid="000a92f2" officeooo:paragraph-rsid="000a92f2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officeooo:rsid="000ce075" officeooo:paragraph-rsid="000ce075"/>
    </style:style>
    <style:style style:name="P21" style:family="paragraph" style:parent-style-name="Text_20_body">
      <style:text-properties officeooo:rsid="000fddc4" officeooo:paragraph-rsid="000fddc4"/>
    </style:style>
    <style:style style:name="P22" style:family="paragraph" style:parent-style-name="Text_20_body">
      <style:text-properties officeooo:rsid="00152cc9" officeooo:paragraph-rsid="00152cc9"/>
    </style:style>
    <style:style style:name="P23" style:family="paragraph" style:parent-style-name="Text_20_body">
      <style:text-properties officeooo:rsid="0015ef43" officeooo:paragraph-rsid="0015ef43"/>
    </style:style>
    <style:style style:name="P24" style:family="paragraph" style:parent-style-name="Text_20_body">
      <style:text-properties officeooo:rsid="00169bde" officeooo:paragraph-rsid="00169bde"/>
    </style:style>
    <style:style style:name="P25" style:family="paragraph" style:parent-style-name="Text_20_body">
      <style:text-properties officeooo:rsid="0003402f" officeooo:paragraph-rsid="0003402f"/>
    </style:style>
    <style:style style:name="P26" style:family="paragraph" style:parent-style-name="Text_20_body">
      <style:text-properties officeooo:rsid="00192f42" officeooo:paragraph-rsid="00192f42"/>
    </style:style>
    <style:style style:name="P27" style:family="paragraph" style:parent-style-name="Heading_20_1">
      <style:text-properties officeooo:rsid="0003a6b9" officeooo:paragraph-rsid="0003a6b9"/>
    </style:style>
    <style:style style:name="P28" style:family="paragraph" style:parent-style-name="Heading_20_1">
      <style:text-properties officeooo:rsid="0016c8ad" officeooo:paragraph-rsid="0016c8a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a47a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4a47a" style:font-weight-asian="normal" style:font-weight-complex="normal"/>
    </style:style>
    <style:style style:name="T5" style:family="text">
      <style:text-properties fo:font-weight="normal" officeooo:rsid="0004bfef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0e20ad" style:font-style-asian="italic" style:font-weight-asian="normal" style:font-style-complex="italic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98c9b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a03b7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0a92f2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0ce075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0e20ad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4b6c8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5ef43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6bca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92f42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b2850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ce9c9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098c9b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0b2217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0ce075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0e20ad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11d5b1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14b6c8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15ef43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1b2850" style:font-style-asian="normal" style:font-weight-asian="bold" style:font-style-complex="normal" style:font-weight-complex="bold"/>
    </style:style>
    <style:style style:name="T30" style:family="text">
      <style:text-properties officeooo:rsid="0004bfef"/>
    </style:style>
    <style:style style:name="T31" style:family="text">
      <style:text-properties officeooo:rsid="0016c8a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eteoFlux Core Standard: Configurazione applicativi</text:p>
      <text:p text:style-name="P1"/>
      <text:p text:style-name="P1">Mauri Favaron</text:p>
      <text:p text:style-name="P1"/>
      <text:h text:style-name="P28" text:outline-level="1">Duplicazione applicativi standard</text:h>
      <text:h text:style-name="P27" text:outline-level="1"><text:span text:style-name="T31">Test all’arrivo, e p</text:span>redisposizione ambiente</text:h>
      <text:p text:style-name="P2">1. <text:span text:style-name="T30">Collegarsi al sistema con l’utente </text:span><text:span text:style-name="T5">pi, e d</text:span><text:span text:style-name="T3">efinire</text:span> nuovo utente “standard” (comando <text:span text:style-name="T1">sudo adduser standard</text:span><text:span text:style-name="T3">), e dare la password UNIX “</text:span><text:span text:style-name="T1">standard</text:span><text:span text:style-name="T3">” (gli utenti finali potranno poi cambiarla a piacere, ma per impostazione di fabbrica la password è </text:span><text:span text:style-name="T1">standard</text:span><text:span text:style-name="T3">).</text:span></text:p>
      <text:p text:style-name="P2"><text:span text:style-name="T3">2. Aggiungere l’utente </text:span><text:span text:style-name="T1">standa</text:span><text:span text:style-name="T2">r</text:span><text:span text:style-name="T1">d</text:span><text:span text:style-name="T3"> a</text:span><text:span text:style-name="T4">gli stessi gruppi dell’utente </text:span><text:span text:style-name="T2">pi</text:span><text:span text:style-name="T4">, usando il comando</text:span></text:p>
      <text:p text:style-name="P2"><text:span text:style-name="T4"><text:tab/></text:span><text:span text:style-name="T2">sudo usermod standard -a -G pi,dialout,sudo,spi,i2c,gpio,netdev</text:span></text:p>
      <text:p text:style-name="P3"><text:span text:style-name="T4">3. </text:span><text:span text:style-name="T3">Aggiungere l’utente </text:span><text:span text:style-name="T1">standard</text:span><text:span text:style-name="T3"> al file </text:span><text:span text:style-name="T1">/etc/sudoers</text:span><text:span text:style-name="T3">; per farlo, </text:span><text:span text:style-name="T6">non</text:span><text:span text:style-name="T9"> editare direttamente </text:span><text:span text:style-name="T21">/etc/sudoers</text:span><text:span text:style-name="T9">, ma dar il comando </text:span><text:span text:style-name="T21">sudo visudo</text:span><text:span text:style-name="T9">, attendere che l’editor si apra, e posizionarsi dopo la stringa </text:span><text:span text:style-name="T21">%sudo</text:span><text:span text:style-name="T9">. Lì, aggiungere la nuova riga</text:span></text:p>
      <text:p text:style-name="P13">standard ALL=(ALL) NOPASSWD: ALL</text:p>
      <text:p text:style-name="P4"><text:span text:style-name="T9">4. Dare il comando </text:span><text:span text:style-name="T21">sudo reboot</text:span></text:p>
      <text:p text:style-name="P4"><text:span text:style-name="T9">5. Collegarsi come utente </text:span><text:span text:style-name="T21">standard</text:span></text:p>
      <text:p text:style-name="P17">6. Creare le directory di appoggio per la registazioni dei dati:</text:p>
      <text:p text:style-name="P4"><text:span text:style-name="T9"><text:tab/></text:span><text:span text:style-name="T21">mkdir /mnt</text:span></text:p>
      <text:p text:style-name="P14"><text:tab/>mkdir /mnt/ramdisk</text:p>
      <text:p text:style-name="P14"><text:tab/>mkdir /mnt/data</text:p>
      <text:p text:style-name="P14"><text:tab/>mkdir /mnt/logs</text:p>
      <text:p text:style-name="P4"><text:span text:style-name="T9">7. Attribuire alle directory di appoggio di cui al punto 6 la proprietà all’utente </text:span><text:span text:style-name="T21">standard</text:span><text:span text:style-name="T9"> usando il comando</text:span></text:p>
      <text:p text:style-name="P4"><text:span text:style-name="T9"><text:tab/></text:span><text:span text:style-name="T21">sudo chown -R standard:standard /mnt</text:span></text:p>
      <text:p text:style-name="P4"><text:span text:style-name="T9">8. Installare l’emulatore di terminale </text:span><text:span text:style-name="T21">minicom</text:span><text:span text:style-name="T9">, con il comando</text:span></text:p>
      <text:p text:style-name="P4"><text:span text:style-name="T9"><text:tab/></text:span><text:span text:style-name="T21">sudo apt-get install minicom</text:span></text:p>
      <text:p text:style-name="P5"><text:span text:style-name="T9">9. Avviare </text:span><text:span text:style-name="T21">minicom</text:span><text:span text:style-name="T9">, e cambiare la configurazione della linea seriale con:</text:span></text:p>
      <text:p text:style-name="P15"><text:soft-page-break/><text:tab/>Ctrl-a → o → Serial port setup → A (Serial device): /dev/ttyRS232; E (Bps/Par/Bits): 9600 bps; infine, disabilitare il controllo di flusso hardware pemendo F (Hardware flow control)</text:p>
      <text:p text:style-name="P6"><text:span text:style-name="T9">Compiuta questa operazione, selezionare “</text:span><text:span text:style-name="T21">Save setup as dsl</text:span><text:span text:style-name="T9">” ed infine “</text:span><text:span text:style-name="T21">Exit</text:span><text:span text:style-name="T9">”.</text:span></text:p>
      <text:p text:style-name="P6"><text:span text:style-name="T9">10. Uscire da </text:span><text:span text:style-name="T21">minicom</text:span><text:span text:style-name="T9"> con la sequenza di tasti</text:span></text:p>
      <text:p text:style-name="P6"><text:span text:style-name="T9"><text:tab/></text:span><text:span text:style-name="T21">Ctrl-a z q</text:span></text:p>
      <text:p text:style-name="P6"><text:span text:style-name="T9">e rientrare. Verificare che la porta seriale sia ora effettivamente /</text:span><text:span text:style-name="T21">dev/ttyRS232</text:span><text:span text:style-name="T9">)</text:span></text:p>
      <text:p text:style-name="P7"><text:span text:style-name="T9">11. </text:span><text:span text:style-name="T11">Scollegare il convertitore <text:s/></text:span><text:span text:style-name="T22">EasySYNC ES-U-3001-M</text:span><text:span text:style-name="T10"> </text:span><text:span text:style-name="T11">dalla porta USB, in modo da sezionarne l’alimentazione.</text:span></text:p>
      <text:p text:style-name="P8"><text:span text:style-name="T9">12. Posizionare i DIP switch “SW” del convertitore </text:span><text:span text:style-name="T22">EasySYNC ES-U-3001-M </text:span><text:span text:style-name="T9">in modo da selezionare la modalità RS232:</text:span></text:p>
      <text:p text:style-name="P18"><text:tab/>1: OFF <text:s text:c="2"/>2: ON <text:s text:c="2"/>3: ON <text:s text:c="2"/>4: ON</text:p>
      <text:p text:style-name="P8"><text:span text:style-name="T9">13. Riconnettere il convertitore </text:span><text:span text:style-name="T22">EasySYNC ES-U-3001-M</text:span><text:span text:style-name="T9"> alla porta USB.</text:span></text:p>
      <text:p text:style-name="P7"><text:span text:style-name="T11">14. </text:span><text:span text:style-name="T10">Collegare un anemometro ultrasonico al convertitore seriale </text:span><text:span text:style-name="T22">EasySYNC ES-U-3001-M</text:span><text:span text:style-name="T10">.</text:span></text:p>
      <text:p text:style-name="P8"><text:span text:style-name="T10">A </text:span><text:span text:style-name="T9">futura memoria, facendo riferimento ai colori standard Metek:</text:span></text:p>
      <text:p text:style-name="P18">- Marrone: DB9 – 5</text:p>
      <text:p text:style-name="P18">- Bianco: DB9 – 3</text:p>
      <text:p text:style-name="P18">- Verde: DB9 – 2</text:p>
      <text:p text:style-name="P8"><text:span text:style-name="T9">15. Nella sessione </text:span><text:span text:style-name="T21">minicom</text:span><text:span text:style-name="T9"> verificare la ricezione di dati in formato USA-1 e l’invio di comandi. </text:span><text:span text:style-name="T12">Usare il manuale USA-1 come guida.</text:span></text:p>
      <text:p text:style-name="P9"><text:span text:style-name="T9">16. In </text:span><text:span text:style-name="T21">minicom</text:span><text:span text:style-name="T9">, dare la sequenza di tasti </text:span><text:span text:style-name="T21">Ctrl-a z o</text:span><text:span text:style-name="T9"> pe riattivare la funione di configurazione seriale, e cambiare il nome della periferica in </text:span><text:span text:style-name="T21">/dev/ttyEX9530</text:span><text:span text:style-name="T9">. Non cambiare altro.</text:span></text:p>
      <text:p text:style-name="P9"><text:span text:style-name="T9">17 Salvare il file </text:span><text:span text:style-name="T21">dfl</text:span><text:span text:style-name="T9"> in </text:span><text:span text:style-name="T21">minicom</text:span><text:span text:style-name="T9">, e, come prima, uscire con </text:span><text:span text:style-name="T21">Ctrl-a z q Yes</text:span><text:span text:style-name="T9">.</text:span></text:p>
      <text:p text:style-name="P9"><text:span text:style-name="T9">18. Riavviare </text:span><text:span text:style-name="T21">minicom</text:span><text:span text:style-name="T9">.</text:span></text:p>
      <text:p text:style-name="P9"><text:span text:style-name="T9">19. Collegare un modulo ADAM-4000 funzionante al convertitore </text:span><text:span text:style-name="T21">Expert EX9530/31</text:span><text:span text:style-name="T9">, e verificre che l’alimentazione ed i cavi dati siano collegati in modo corretto tra i due moduli.</text:span></text:p>
      <text:p text:style-name="P19">20. Dare il comando</text:p>
      <text:p text:style-name="P9"><text:span text:style-name="T9"><text:tab/></text:span><text:span text:style-name="T21">$</text:span><text:span text:style-name="T8">xx</text:span><text:span text:style-name="T21">M</text:span></text:p>
      <text:p text:style-name="P9"><text:span text:style-name="T9">dove </text:span><text:span text:style-name="T8">xx</text:span><text:span text:style-name="T9"> rappresenta l’indirizzo dell’ADAM-4000. Verificare che compaia a terminale </text:span><text:span text:style-name="T21">minicom</text:span><text:span text:style-name="T9"> la risposta con il nome del modulo. Gli indirizzi tipici per ST sono: 00, 01, 02, 03, 04, 05. In caso di dubbio, povare e riprovare.</text:span></text:p>
      <text:p text:style-name="P10"><text:span text:style-name="T9">21. A modulo ADAM localizzato, chiudere </text:span><text:span text:style-name="T21">minicom</text:span><text:span text:style-name="T9"> e proseguire al punto seguente.</text:span></text:p>
      <text:p text:style-name="P10"><text:span text:style-name="T9">22. Installare </text:span><text:span text:style-name="T6">cython</text:span><text:span text:style-name="T9"> (il compilatore Python) tramite il comando </text:span><text:span text:style-name="T21">sudo apt-get install cython</text:span></text:p>
      <text:p text:style-name="P10"><text:span text:style-name="T9">23. Compilare il </text:span><text:span text:style-name="T6">datalogger</text:span><text:span text:style-name="T9">, usando i seguenti comandi:</text:span></text:p>
      <text:p text:style-name="P10"><text:soft-page-break/><text:span text:style-name="T9"><text:tab/></text:span><text:span text:style-name="T21">cd ~/datalogger</text:span></text:p>
      <text:p text:style-name="P10"><text:span text:style-name="T21"><text:tab/></text:span><text:span text:style-name="T23">rm *.so</text:span></text:p>
      <text:p text:style-name="P16"><text:tab/>./compile.sh</text:p>
      <text:p text:style-name="P11"><text:span text:style-name="T9">24. Modificare il file </text:span><text:span text:style-name="T21">~/</text:span><text:span text:style-name="T24">datalogger/user.py</text:span><text:span text:style-name="T13"> in modo da riflettere l’indirizzo effettivo dell’ADAM-4000 (o “degli”), ed eseguire l’acquisizione senza eseguire alcuna conversione di canale, in modo da preparare il test della catena ADAM.</text:span></text:p>
      <text:p text:style-name="P20"><text:span text:style-name="T9">25. </text:span><text:span text:style-name="T14">Installare </text:span><text:span text:style-name="T7">gfortran</text:span><text:span text:style-name="T14"> usando il comando </text:span><text:span text:style-name="T25">sudo apt-get install gfortan</text:span></text:p>
      <text:p text:style-name="P21"><text:span text:style-name="T14">2</text:span><text:span text:style-name="T9">6. Ricompilare la libreria C dei file .INI per il processore della macchina in uso (passaggio opzionale, da fare se non si è assolutamente sicuri che il processore della macchina in uso sia identico a quello della macchina di partenza; nota bene: i processori dei Raspberry Pi 2 e 3 sono </text:span><text:span text:style-name="T6">diversi</text:span><text:span text:style-name="T9"> tra oro, anche se fatti dallo stesso produttore), usando i comandi</text:span></text:p>
      <text:p text:style-name="P21"><text:span text:style-name="T9"><text:tab/></text:span><text:span text:style-name="T21">cd ~/</text:span><text:span text:style-name="T26">iniparser</text:span></text:p>
      <text:p text:style-name="P21"><text:span text:style-name="T26"><text:tab/>rm libiniparser.*</text:span></text:p>
      <text:p text:style-name="P21"><text:span text:style-name="T26"><text:tab/>rm src/*.o</text:span></text:p>
      <text:p text:style-name="P21"><text:span text:style-name="T26"><text:tab/>make</text:span></text:p>
      <text:p text:style-name="P21"><text:span text:style-name="T26"><text:tab/>cp *.a ~/daq</text:span></text:p>
      <text:p text:style-name="P21"><text:span text:style-name="T14">2</text:span><text:span text:style-name="T9">7. Ricompilare gli eseguibili per il processore della macchina in uso (passaggio opzionale, da fare se non si è assolutamente sicuri che il processore della macchina in uso sia identico a quello della macchina di partenza; nota bene: i processori dei Raspberry Pi 2 e 3 sono </text:span><text:span text:style-name="T6">diversi</text:span><text:span text:style-name="T9"> tra oro, anche se fatti dallo stesso produttore), usando i comandi</text:span></text:p>
      <text:p text:style-name="P21"><text:span text:style-name="T9"><text:tab/></text:span><text:span text:style-name="T21">cd ~/daq</text:span></text:p>
      <text:p text:style-name="P21"><text:span text:style-name="T9"><text:tab/></text:span><text:span text:style-name="T21">make clean</text:span></text:p>
      <text:p text:style-name="P21"><text:span text:style-name="T21"><text:tab/>make eddy_cov</text:span></text:p>
      <text:p text:style-name="P21"><text:span text:style-name="T21"><text:tab/>make usa_usonic3</text:span></text:p>
      <text:p text:style-name="P21"><text:span text:style-name="T21"><text:tab/></text:span><text:span text:style-name="T27">make usa_usa1</text:span></text:p>
      <text:p text:style-name="P21"><text:span text:style-name="T27"><text:tab/>make usa_2d</text:span></text:p>
      <text:p text:style-name="P22"><text:span text:style-name="T15">2</text:span><text:span text:style-name="T9">8. Aprire il file </text:span><text:span text:style-name="T21">~/bin/start</text:span><text:span text:style-name="T9">, e verificare che </text:span><text:span text:style-name="T16">contenga la linea di attivazione di </text:span><text:span text:style-name="T28">usa_usa1</text:span><text:span text:style-name="T16">, o </text:span><text:span text:style-name="T28">usa_usonic</text:span><text:span text:style-name="T16"> o </text:span><text:span text:style-name="T28">usa_2d</text:span><text:span text:style-name="T16"> (a seconda del tipo di anemometro ultrasonico connesso), con presa dei dati dalla linea seriale </text:span><text:span text:style-name="T28">/dev/ttyRS232</text:span><text:span text:style-name="T16">. Verificare, anche, che ci sia la linea di attivazione del datalogger, </text:span><text:span text:style-name="T28">main.py</text:span></text:p>
      <text:p text:style-name="P23"><text:span text:style-name="T9">29. Verificare la presenza del file </text:span><text:span text:style-name="T21">~/bin/archive</text:span><text:span text:style-name="T9"> con permesso di esecuzione da parte di tutti gli utenti.</text:span></text:p>
      <text:p text:style-name="P26"><text:span text:style-name="T9">30. </text:span><text:span text:style-name="T19">Dare il comando </text:span><text:span text:style-name="T29">sudo apt-get install python-yaml</text:span></text:p>
      <text:p text:style-name="P23"><text:span text:style-name="T9">3</text:span><text:span text:style-name="T18">1</text:span><text:span text:style-name="T9">. Attivare l’esecuzione periodica di </text:span><text:span text:style-name="T21">/home/standard/bin/archive</text:span><text:span text:style-name="T9"> in </text:span><text:span text:style-name="T6">crontab</text:span><text:span text:style-name="T9">, con la riga seguente:</text:span></text:p>
      <text:p text:style-name="P23"><text:soft-page-break/><text:span text:style-name="T9"><text:s text:c="4"/></text:span><text:span text:style-name="T21">3 <text:s/>* <text:s text:c="2"/>* <text:s text:c="2"/>* <text:s text:c="2"/>* <text:s text:c="2"/>/home/standard/bin/archive</text:span></text:p>
      <text:p text:style-name="P24"><text:span text:style-name="T9">3</text:span><text:span text:style-name="T18">2</text:span><text:span text:style-name="T9">. Aggiungere a </text:span><text:span text:style-name="T21">/etc/rc.local</text:span><text:span text:style-name="T9"> una riga immediatamente prima di </text:span><text:span text:style-name="T21">exit 0</text:span><text:span text:style-name="T9">, fatta così:</text:span></text:p>
      <text:p text:style-name="P24"><text:span text:style-name="T9"><text:tab/></text:span><text:span text:style-name="T21">/home/standard/bin/start</text:span></text:p>
      <text:p text:style-name="P24"><text:span text:style-name="T9">3</text:span><text:span text:style-name="T18">3</text:span><text:span text:style-name="T9">. Eseguire una reboot.</text:span></text:p>
      <text:p text:style-name="P24"><text:span text:style-name="T9">3</text:span><text:span text:style-name="T18">4</text:span><text:span text:style-name="T9">. Verificare che i processi </text:span><text:span text:style-name="T21">main.py</text:span><text:span text:style-name="T9"> e </text:span><text:span text:style-name="T21">usa_uSonic3</text:span><text:span text:style-name="T9"> (o </text:span><text:span text:style-name="T21">usa_2d</text:span><text:span text:style-name="T9"> o </text:span><text:span text:style-name="T21">usa_usa1</text:span><text:span text:style-name="T9"> a seconda del caso) siano attivi.</text:span></text:p>
      <text:p text:style-name="P24"><text:span text:style-name="T9">3</text:span><text:span text:style-name="T18">5</text:span><text:span text:style-name="T9">. Verificare il funzionamento generale </text:span><text:span text:style-name="T17">della sezione standard</text:span><text:span text:style-name="T9">. </text:span><text:span text:style-name="T20">Nel caso dei canali ADAM-4xxx, utilizzare un calibratore impostandone l’uscita su 5 mV e verificare che i canali analogici rispondano come atteso.</text:span></text:p>
      <text:p text:style-name="P23"><text:span text:style-name="T9"/></text:p>
      <text:p text:style-name="P21"><text:span text:style-name="T2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1:07:54.450066369</meta:creation-date>
    <dc:date>2018-10-04T15:03:07.089827388</dc:date>
    <meta:editing-duration>PT1H37M49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4" meta:paragraph-count="75" meta:word-count="848" meta:character-count="5539" meta:non-whitespace-character-count="4715"/>
  </office:meta>
</office:document-meta>
</file>